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text-align="start" style:justify-single-word="false"/>
      <style:text-properties officeooo:paragraph-rsid="01ec01ab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1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2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3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4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5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officeooo:rsid="014eeaf0"/>
    </style:style>
    <style:style style:name="T129" style:family="text">
      <style:text-properties officeooo:rsid="014ea810"/>
    </style:style>
    <style:style style:name="T130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526a1f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0" style:family="text">
      <style:text-properties officeooo:rsid="00172dcf"/>
    </style:style>
    <style:style style:name="T151" style:family="text">
      <style:text-properties fo:font-weight="normal" officeooo:rsid="00172dcf" style:font-weight-asian="normal" style:font-weight-complex="normal"/>
    </style:style>
    <style:style style:name="T152" style:family="text">
      <style:text-properties officeooo:rsid="0119bd75"/>
    </style:style>
    <style:style style:name="T153" style:family="text">
      <style:text-properties style:font-name="Liberation Sans"/>
    </style:style>
    <style:style style:name="T154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5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57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58" style:family="text">
      <style:text-properties style:font-name="Liberation Sans" fo:font-size="12pt" style:font-size-asian="12pt" style:font-size-complex="12pt"/>
    </style:style>
    <style:style style:name="T159" style:family="text">
      <style:text-properties style:font-name="Liberation Sans" fo:font-size="12pt" officeooo:rsid="009c12e0" style:font-size-asian="12pt" style:font-size-complex="12pt"/>
    </style:style>
    <style:style style:name="T160" style:family="text">
      <style:text-properties style:font-name="Liberation Sans" fo:font-size="12pt" officeooo:rsid="00178133" style:font-size-asian="12pt" style:font-size-complex="12pt"/>
    </style:style>
    <style:style style:name="T161" style:family="text">
      <style:text-properties style:font-name="Liberation Sans" fo:font-size="12pt" officeooo:rsid="007ef2fc" style:font-size-asian="12pt" style:font-size-complex="12pt"/>
    </style:style>
    <style:style style:name="T162" style:family="text">
      <style:text-properties style:font-name="Liberation Sans" fo:font-size="12pt" style:text-underline-style="none" officeooo:rsid="009c12e0" style:font-size-asian="12pt" style:font-size-complex="12pt"/>
    </style:style>
    <style:style style:name="T163" style:family="text">
      <style:text-properties officeooo:rsid="007505e5"/>
    </style:style>
    <style:style style:name="T164" style:family="text">
      <style:text-properties officeooo:rsid="0013aa8e"/>
    </style:style>
    <style:style style:name="T165" style:family="text">
      <style:text-properties officeooo:rsid="007ef2fc"/>
    </style:style>
    <style:style style:name="T166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12">C</text:span></text:span><text:span text:style-name="Strong_20_Emphasis"><text:span text:style-name="T111">hecklist voor </text:span></text:span><text:span text:style-name="Strong_20_Emphasis"><text:span text:style-name="T112">het</text:span></text:span><text:span text:style-name="Strong_20_Emphasis"><text:span text:style-name="T111"> </text:span></text:span><text:span text:style-name="Strong_20_Emphasis"><text:span text:style-name="T117">overzetten</text:span></text:span><text:span text:style-name="Strong_20_Emphasis"><text:span text:style-name="T111"> van Windows naar </text:span></text:span><text:span text:style-name="Strong_20_Emphasis"><text:span text:style-name="T118">Ubuntu </text:span></text:span><text:span text:style-name="Strong_20_Emphasis"><text:span text:style-name="T119">of Debian GNU/</text:span></text:span><text:span text:style-name="Strong_20_Emphasis"><text:span text:style-name="T113">Linux</text:span></text:span><text:span text:style-name="T111">.</text:span></text:p>
      <text:p text:style-name="P12"><text:span text:style-name="Strong_20_Emphasis"><text:span text:style-name="T111"/></text:span></text:p>
      <text:p text:style-name="P13"><text:span text:style-name="Strong_20_Emphasis"><text:span text:style-name="T111">Kijk op </text:span></text:span><text:a xlink:type="simple" xlink:href="https://karelzimmer.nl/" text:style-name="Internet_20_link" text:visited-style-name="Visited_20_Internet_20_Link"><text:span text:style-name="Internet_20_link"><text:span text:style-name="T154">karelzimmer.nl</text:span></text:span></text:a><text:span text:style-name="Strong_20_Emphasis"><text:span text:style-name="T111"> </text:span></text:span><text:span text:style-name="Strong_20_Emphasis"><text:span text:style-name="T114">voor</text:span></text:span><text:span text:style-name="Strong_20_Emphasis"><text:span text:style-name="T115"> </text:span></text:span><text:span text:style-name="Strong_20_Emphasis"><text:span text:style-name="T155">deze en andere </text:span></text:span><text:span text:style-name="Strong_20_Emphasis"><text:span text:style-name="T116">checklists, scripts, en overige bestanden.</text:span></text:span></text:p>
      <text:p text:style-name="P22"/>
      <text:p text:style-name="P17"><text:span text:style-name="Strong_20_Emphasis"><text:span text:style-name="T131">D</text:span></text:span><text:span text:style-name="Strong_20_Emphasis"><text:span text:style-name="T130">it is een invulbare PD</text:span></text:span><text:span text:style-name="Strong_20_Emphasis"><text:span text:style-name="T132">F</text:span></text:span><text:span text:style-name="Strong_20_Emphasis"><text:span text:style-name="T130"> met tekst- en keuzevakken; </text:span></text:span><text:span text:style-name="Strong_20_Emphasis"><text:span text:style-name="T133">a</text:span></text:span><text:span text:style-name="Strong_20_Emphasis"><text:span text:style-name="T130">fdrukken is niet noodzakelijk.</text:span></text:span></text:p>
      <text:p text:style-name="P16"><text:span text:style-name="Strong_20_Emphasis"><text:span text:style-name="T157"/></text:span></text:p>
      <text:list xml:id="list3152706984" text:style-name="L1">
        <text:list-item>
          <text:p text:style-name="P65"><text:span text:style-name="T103">Over</text:span><text:span text:style-name="T104">zetten</text:span><text:span text:style-name="T102"> voorbereiden</text:span><text:span text:style-name="T101"> (</text:span><text:span text:style-name="T100">op</text:span><text:span text:style-name="T101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05">Verbreek de Internetverbinding, zodat er geen nieuwe </text:span><text:span text:style-name="T106">e-</text:span><text:span text:style-name="T105">mails </text:span><text:span text:style-name="T106">meer</text:span><text:span text:style-name="T107"> </text:span><text:span text:style-name="T106">binnen </text:span><text:span text:style-name="T107">kunnen </text:span><text:span text:style-name="T105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163">l</text:span> <text:span text:style-name="T164">computernaam en </text:span>gebruikersnamen (zie pagina <text:span text:style-name="T165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8">Verzamel </text:span><text:span text:style-name="Emphasis"><text:span text:style-name="T162">per gebruiker</text:span></text:span><text:span text:style-name="T159"> </text:span><text:span text:style-name="T158">E-mailadressen </text:span><text:span text:style-name="T160">en</text:span><text:span text:style-name="T158"> mailserver</text:span><text:span text:style-name="T160">adressen</text:span><text:span text:style-name="T158"> inclusief gebruikersnamen en wachtwoorden, zie pagina </text:span><text:span text:style-name="T161">4</text:span><text:span text:style-name="T158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20">Installeer en start </text:span><text:span text:style-name="T126">Google Chrome</text:span><text:span text:style-name="T120">, i</text:span><text:span text:style-name="T49">mporteer </text:span><text:span text:style-name="Emphasis"><text:span text:style-name="T74">per gebruiker</text:span></text:span><text:span text:style-name="T50"> </text:span><text:span text:style-name="T49">alles </text:span><text:span text:style-name="T51">vanuit </text:span><text:span text:style-name="T52">de </text:span><text:span text:style-name="T51">huidige browser</text:span><text:span text:style-name="T49">, en controleer de werking</text:span><text:span text:style-name="T120">.</text:span></text:p>
            <text:p text:style-name="P27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20">Installeer en start Mozilla Firefox, i</text:span><text:span text:style-name="T49">mporteer </text:span><text:span text:style-name="Emphasis"><text:span text:style-name="T74">per gebruiker</text:span></text:span><text:span text:style-name="T50"> </text:span><text:span text:style-name="T49">alles </text:span><text:span text:style-name="T51">vanuit </text:span><text:span text:style-name="T52">de </text:span><text:span text:style-name="T51">huidige browser</text:span><text:span text:style-name="T49">, en controleer de werking</text:span><text:span text:style-name="T120">.</text:span></text:p>
            <text:p text:style-name="P28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20">Installeer en start Mozilla Thunderbird, importeer </text:span><text:span text:style-name="Emphasis"><text:span text:style-name="T127">per gebruiker</text:span></text:span><text:span text:style-name="T121"> </text:span><text:span text:style-name="T122">vanuit </text:span><text:span text:style-name="T123">het </text:span><text:span text:style-name="T122">huidig e-mailprogramma </text:span><text:span text:style-name="T124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7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7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7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7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7"><text:tab/></text:span></text:span><text:span text:style-name="T124">accountinstellingen</text:span><text:span text:style-name="T12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5"><text:tab/></text:span></text:span><text:span text:style-name="T15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5"><text:tab/></text:span></text:span><text:span text:style-name="T15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7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7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7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7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7"><text:tab/></text:span></text:span><text:span text:style-name="T125">agenda, </text:span><text:span text:style-name="T120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7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7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7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7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7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7"><text:tab/></text:span></text:span><text:span text:style-name="T120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135153387554326" text:continue-list="list3152706984" text:style-name="L1">
        <text:list-item text:start-value="1">
          <text:p text:style-name="P63"><text:span text:style-name="Strong_20_Emphasis"><text:span text:style-name="T63">Over</text:span></text:span><text:span text:style-name="Strong_20_Emphasis"><text:span text:style-name="T64">zetten</text:span></text:span><text:span text:style-name="Strong_20_Emphasis"><text:span text:style-name="T59"> voorbereiden</text:span></text:span><text:span text:style-name="Strong_20_Emphasis"><text:span text:style-name="T79"> (</text:span></text:span><text:span text:style-name="Strong_20_Emphasis"><text:span text:style-name="T81">op</text:span></text:span><text:span text:style-name="Strong_20_Emphasis"><text:span text:style-name="T79"> Windows) - </text:span></text:span><text:span text:style-name="Strong_20_Emphasis"><text:span text:style-name="T80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7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7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7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0">M</text:span></text:span><text:span text:style-name="Strong_20_Emphasis"><text:span text:style-name="T21">aak een Windows </text:span></text:span><text:span text:style-name="Strong_20_Emphasis"><text:span text:style-name="T22">back-up</text:span></text:span><text:span text:style-name="Strong_20_Emphasis"><text:span text:style-name="T21"> via kopiëren naar een externe harddisk</text:span></text:span><text:span text:style-name="Strong_20_Emphasis"><text:span text:style-name="T5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7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Mijn documenten, </text:span></text:span><text:span text:style-name="Strong_20_Emphasis"><text:span text:style-name="T24">etc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7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7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Bureaubladachtergrond</text:span></text:span><text:span text:style-name="Strong_20_Emphasis"><text:span text:style-name="T25">en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7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7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7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7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7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7"><text:tab/></text:span></text:span><text:span text:style-name="Strong_20_Emphasis"><text:span text:style-name="T23">De aangemaakte </text:span></text:span><text:span text:style-name="Strong_20_Emphasis"><text:span text:style-name="T12">GC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3">C:\Documents and Setting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3">\Application Data\</text:span></text:span><text:span text:style-name="Strong_20_Emphasis"><text:span text:style-name="T12">Google</text:span></text:span><text:span text:style-name="Strong_20_Emphasis"><text:span text:style-name="T23">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/text:span></text:span><text:span text:style-name="Strong_20_Emphasis"><text:span text:style-name="T77"><text:tab/></text:span></text:span><text:span text:style-name="Emphasis"><text:span text:style-name="T78">:</text:span></text:span><text:span text:style-name="Emphasis"><text:span text:style-name="T67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7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7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7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7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7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7"><text:tab/></text:span></text:span><text:span text:style-name="Strong_20_Emphasis"><text:span text:style-name="T23">De aangemaakte FF bestanden<text:line-break/><text:tab/><text:tab/><text:tab/><text:tab/></text:span></text:span><text:span text:style-name="Strong_20_Emphasis"><text:span text:style-name="T26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3">C:\Documents and Setting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3">\Application Data\Mozilla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7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7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7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7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7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7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7"><text:tab/></text:span></text:span><text:span text:style-name="Strong_20_Emphasis"><text:span text:style-name="T23">De aangemaakte TB bestanden<text:line-break/><text:tab/><text:tab/><text:tab/><text:tab/></text:span></text:span><text:span text:style-name="Strong_20_Emphasis"><text:span text:style-name="T26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7">C:\Documents and Settings\</text:span></text:span><text:span text:style-name="Definition"><text:span text:style-name="T138">&lt;</text:span></text:span><text:span text:style-name="Definition"><text:span text:style-name="T137">Gebruikersnaam</text:span></text:span><text:span text:style-name="Definition"><text:span text:style-name="T138">&gt;</text:span></text:span><text:span text:style-name="Strong_20_Emphasis"><text:span text:style-name="T27">\</text:span></text:span><text:span text:style-name="Strong_20_Emphasis"><text:span text:style-name="T23">Application Data\Thunderbird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7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Thunderbird</text:span></text:span></text:p>
          </table:table-cell>
        </table:table-row>
      </table:table>
      <text:p text:style-name="P25"/>
      <text:p text:style-name="P35"/>
      <text:list xml:id="list135154807373447" text:continue-numbering="true" text:style-name="L1">
        <text:list-item>
          <text:p text:style-name="P64"><text:span text:style-name="Strong_20_Emphasis"><text:span text:style-name="T87">Ubuntu </text:span></text:span><text:span text:style-name="Strong_20_Emphasis"><text:span text:style-name="T88">of Debian GNU/</text:span></text:span><text:span text:style-name="Strong_20_Emphasis"><text:span text:style-name="T85">Linux </text:span></text:span><text:span text:style-name="Strong_20_Emphasis"><text:span text:style-name="T86">installeren</text:span></text:span><text:span text:style-name="Strong_20_Emphasis"><text:span text:style-name="T28"> </text:span></text:span><text:span text:style-name="Emphasis"><text:span text:style-name="T68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7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4">Ubuntu </text:span></text:span><text:span text:style-name="Strong_20_Emphasis"><text:span text:style-name="T55">of Debian GNU/</text:span></text:span><text:span text:style-name="Strong_20_Emphasis"><text:span text:style-name="T18">Linux </text:span></text:span><text:span text:style-name="Strong_20_Emphasis"><text:span text:style-name="T11">Linux volgens de </text:span></text:span><text:span text:style-name="Strong_20_Emphasis"><text:span text:style-name="T60">Checklist</text:span></text:span><text:span text:style-name="Strong_20_Emphasis"><text:span text:style-name="T61"> i</text:span></text:span><text:span text:style-name="Strong_20_Emphasis"><text:span text:style-name="T62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39"><text:tab/></text:span></text:span></text:p>
      <text:list xml:id="list135155325431364" text:continue-numbering="true" text:style-name="L1">
        <text:list-item>
          <text:p text:style-name="P61"><text:span text:style-name="Strong_20_Emphasis"><text:span text:style-name="T63">Over</text:span></text:span><text:span text:style-name="Strong_20_Emphasis"><text:span text:style-name="T64">zetten </text:span></text:span><text:span text:style-name="Strong_20_Emphasis"><text:span text:style-name="T56">uitvoeren</text:span></text:span><text:span text:style-name="Strong_20_Emphasis"><text:span text:style-name="T19"> </text:span></text:span><text:span text:style-name="Strong_20_Emphasis"><text:span text:style-name="T75">(</text:span></text:span><text:span text:style-name="Strong_20_Emphasis"><text:span text:style-name="T81">op</text:span></text:span><text:span text:style-name="Strong_20_Emphasis"><text:span text:style-name="T75"> </text:span></text:span><text:span text:style-name="Strong_20_Emphasis"><text:span text:style-name="T83">Ubuntu </text:span></text:span><text:span text:style-name="Strong_20_Emphasis"><text:span text:style-name="T84">of Debian GNU/</text:span></text:span><text:span text:style-name="Strong_20_Emphasis"><text:span text:style-name="T82">Linux</text:span></text:span><text:span text:style-name="Strong_20_Emphasis"><text:span text:style-name="T75">)</text:span></text:span><text:span text:style-name="Strong_20_Emphasis"><text:span text:style-name="T19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41"/></text:span></text:p>
        </text:list-item>
      </text:list>
      <text:p text:style-name="P20"><text:span text:style-name="Strong_20_Emphasis"><text:span text:style-name="T139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9"><text:tab/></text:span></text:span><text:span text:style-name="Strong_20_Emphasis"><text:span text:style-name="T142">Zorg dat er geen </text:span></text:span><text:span text:style-name="Strong_20_Emphasis"><text:span text:style-name="T140">Internetverbinding </text:span></text:span><text:span text:style-name="Strong_20_Emphasis"><text:span text:style-name="T142">is, zodat er geen nieuwe </text:span></text:span><text:span text:style-name="Strong_20_Emphasis"><text:span text:style-name="T143">e-</text:span></text:span><text:span text:style-name="Strong_20_Emphasis"><text:span text:style-name="T142">mails </text:span></text:span><text:span text:style-name="Strong_20_Emphasis"><text:span text:style-name="T144">kunnen </text:span></text:span><text:span text:style-name="Strong_20_Emphasis"><text:span text:style-name="T143">binnen</text:span></text:span><text:span text:style-name="Strong_20_Emphasis"><text:span text:style-name="T142">komen.</text:span></text:span></text:p>
      <text:p text:style-name="P14"><text:span text:style-name="Strong_20_Emphasis"><text:span text:style-name="T48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8"><text:tab/></text:span></text:span><text:span text:style-name="Strong_20_Emphasis"><text:span text:style-name="T48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48"><text:tab/></text:span></text:span><text:span text:style-name="Strong_20_Emphasis"><text:span text:style-name="T48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48"><text:tab/></text:span></text:span><text:span text:style-name="Strong_20_Emphasis"><text:span text:style-name="T48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48"><text:tab/></text:span></text:span><text:span text:style-name="Strong_20_Emphasis"><text:span text:style-name="T19">Koppel de externe harddisk aan.</text:span></text:span></text:p>
      <text:p text:style-name="P14"><text:span text:style-name="Strong_20_Emphasis"><text:span text:style-name="T48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8"><text:tab/></text:span></text:span><text:span text:style-name="Strong_20_Emphasis"><text:span text:style-name="T48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48"><text:tab/></text:span></text:span><text:span text:style-name="Strong_20_Emphasis"><text:span text:style-name="T48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48"><text:tab/></text:span></text:span><text:span text:style-name="Strong_20_Emphasis"><text:span text:style-name="T19">Kopieer </text:span></text:span><text:span text:style-name="Strong_20_Emphasis"><text:span text:style-name="T29">Mijn documenten, </text:span></text:span><text:span text:style-name="Strong_20_Emphasis"><text:span text:style-name="T24">etc</text:span></text:span><text:span text:style-name="Strong_20_Emphasis"><text:span text:style-name="T19">.</text:span></text:span></text:p>
      <text:p text:style-name="P14"><text:span text:style-name="Strong_20_Emphasis"><text:span text:style-name="T48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48"><text:tab/></text:span></text:span><text:span text:style-name="Strong_20_Emphasis"><text:span text:style-name="T30">Kopieer </text:span></text:span><text:span text:style-name="Strong_20_Emphasis"><text:span text:style-name="T31">Belastingdienst naar ~/belastingdienst.nl.</text:span></text:span></text:p>
      <text:p text:style-name="P14"><text:span text:style-name="Strong_20_Emphasis"><text:span text:style-name="T48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48"><text:tab/></text:span></text:span><text:span text:style-name="Strong_20_Emphasis"><text:span text:style-name="T30">Kopieer </text:span></text:span><text:span text:style-name="Strong_20_Emphasis"><text:span text:style-name="T23">Bureaubladachtergrond </text:span></text:span><text:span text:style-name="Strong_20_Emphasis"><text:span text:style-name="T32">naar ~/Afbeeldingen.</text:span></text:span></text:p>
      <text:p text:style-name="P14"><text:span text:style-name="Strong_20_Emphasis"><text:span text:style-name="T48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48"><text:tab/></text:span></text:span><text:span text:style-name="Strong_20_Emphasis"><text:span text:style-name="T48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48"><text:tab/></text:span></text:span><text:span text:style-name="Strong_20_Emphasis"><text:span text:style-name="T19">Kopieer de </text:span></text:span><text:span text:style-name="Strong_20_Emphasis"><text:span text:style-name="T14">Chrome </text:span></text:span><text:span text:style-name="Strong_20_Emphasis"><text:span text:style-name="T19">data </text:span></text:span><text:span text:style-name="Strong_20_Emphasis"><text:span text:style-name="T30">naar ~/.</text:span></text:span><text:span text:style-name="Strong_20_Emphasis"><text:span text:style-name="T14">chrome</text:span></text:span><text:span text:style-name="Strong_20_Emphasis"><text:span text:style-name="T33">, </text:span></text:span><text:span text:style-name="Strong_20_Emphasis"><text:span text:style-name="T24">of in </text:span></text:span><text:span text:style-name="Strong_20_Emphasis"><text:span text:style-name="T30">~/.</text:span></text:span><text:span text:style-name="Strong_20_Emphasis"><text:span text:style-name="T15">google</text:span></text:span><text:span text:style-name="Strong_20_Emphasis"><text:span text:style-name="T30">.</text:span></text:span></text:p>
      <text:p text:style-name="P14"><text:span text:style-name="Strong_20_Emphasis"><text:span text:style-name="T48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48"><text:tab/></text:span></text:span><text:span text:style-name="Strong_20_Emphasis"><text:span text:style-name="T48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48"><text:tab/></text:span></text:span><text:span text:style-name="Strong_20_Emphasis"><text:span text:style-name="T48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48"><text:tab/></text:span></text:span><text:span text:style-name="Strong_20_Emphasis"><text:span text:style-name="T48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48"><text:tab/></text:span></text:span><text:span text:style-name="Strong_20_Emphasis"><text:span text:style-name="T19">Kopieer de Firefox data </text:span></text:span><text:span text:style-name="Strong_20_Emphasis"><text:span text:style-name="T30">naar ~/.mozilla </text:span></text:span><text:span text:style-name="Strong_20_Emphasis"><text:span text:style-name="T33">(let op Firefox </text:span></text:span><text:span text:style-name="Strong_20_Emphasis"><text:span text:style-name="T34"><text:s/>→ </text:span></text:span><text:span text:style-name="Strong_20_Emphasis"><text:span text:style-name="T35">firefox</text:span></text:span><text:span text:style-name="Strong_20_Emphasis"><text:span text:style-name="T33">), </text:span></text:span><text:span text:style-name="Strong_20_Emphasis"><text:span text:style-name="T24">of in </text:span></text:span><text:span text:style-name="Strong_20_Emphasis"><text:span text:style-name="T30">~/.mozilla.</text:span></text:span></text:p>
      <text:p text:style-name="P20"><text:span text:style-name="Strong_20_Emphasis"><text:span text:style-name="T139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9"><text:tab/></text:span></text:span><text:span text:style-name="Strong_20_Emphasis"><text:span text:style-name="T140">Start Firefox en controleer de werking.</text:span></text:span></text:p>
      <text:p text:style-name="P20"><text:span text:style-name="Strong_20_Emphasis"><text:span text:style-name="T139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9"><text:tab/></text:span></text:span><text:span text:style-name="Strong_20_Emphasis"><text:span text:style-name="T140">Kopieer de Thunderbird data </text:span></text:span><text:span text:style-name="Strong_20_Emphasis"><text:span text:style-name="T145">naar ~/.thunderbird, </text:span></text:span><text:span text:style-name="Strong_20_Emphasis"><text:span text:style-name="T146">of in </text:span></text:span><text:span text:style-name="Strong_20_Emphasis"><text:span text:style-name="T145">~/.thunderbird.</text:span></text:span></text:p>
      <text:p text:style-name="P14"><text:span text:style-name="Strong_20_Emphasis"><text:span text:style-name="T48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48"><text:tab/></text:span></text:span><text:span text:style-name="Strong_20_Emphasis"><text:span text:style-name="T48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48"><text:tab/></text:span></text:span><text:span text:style-name="Strong_20_Emphasis"><text:span text:style-name="T19">Start Thunderbird en controleer de werking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sief </text:span></text:span><text:span text:style-name="Strong_20_Emphasis"><text:span text:style-name="T36"><text:s/></text:span></text:span><text:span text:style-name="Strong_20_Emphasis"><text:span text:style-name="T39">eventuele</text:span></text:span><text:span text:style-name="Strong_20_Emphasis"><text:span text:style-name="T36"> Agenda)</text:span></text:span><text:span text:style-name="Strong_20_Emphasis"><text:span text:style-name="T19">.</text:span></text:span></text:p>
      <text:p text:style-name="P14"><text:span text:style-name="Strong_20_Emphasis"><text:span text:style-name="T48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48"><text:tab/></text:span></text:span><text:span text:style-name="Strong_20_Emphasis"><text:span text:style-name="T40">Verwijder overbodige Windows-bestanden via </text:span></text:span><text:span text:style-name="Strong_20_Emphasis"><text:span text:style-name="T57">Terminalvenster</text:span></text:span><text:span text:style-name="T57"> </text:span><text:span text:style-name="T58">en de volgende opdrachtregel:<text:line-break/></text:span></text:p>
      <text:list xml:id="list135155376753313" text:continue-numbering="true" text:style-name="L1">
        <text:list-header>
          <text:p text:style-name="P62"><text:span text:style-name="User_20_Entry"><text:span text:style-name="T89">f</text:span></text:span><text:span text:style-name="User_20_Entry"><text:span text:style-name="T90">ind </text:span></text:span><text:span text:style-name="User_20_Entry"><text:span text:style-name="T89">$HOME</text:span></text:span><text:span text:style-name="User_20_Entry"><text:span text:style-name="T90"> -</text:span></text:span><text:span text:style-name="User_20_Entry"><text:span text:style-name="T91">i</text:span></text:span><text:span text:style-name="User_20_Entry"><text:span text:style-name="T90">name </text:span></text:span><text:span text:style-name="User_20_Entry"><text:span text:style-name="T92">d</text:span></text:span><text:span text:style-name="User_20_Entry"><text:span text:style-name="T90">esktop.ini -</text:span></text:span><text:span text:style-name="User_20_Entry"><text:span text:style-name="T93">d</text:span></text:span><text:span text:style-name="User_20_Entry"><text:span text:style-name="T94">e</text:span></text:span><text:span text:style-name="User_20_Entry"><text:span text:style-name="T93">lete </text:span></text:span><text:span text:style-name="User_20_Entry"><text:span text:style-name="T95">-or </text:span></text:span><text:span text:style-name="User_20_Entry"><text:span text:style-name="T90">-</text:span></text:span><text:span text:style-name="User_20_Entry"><text:span text:style-name="T96">i</text:span></text:span><text:span text:style-name="User_20_Entry"><text:span text:style-name="T90">name </text:span></text:span><text:span text:style-name="User_20_Entry"><text:span text:style-name="T96">t</text:span></text:span><text:span text:style-name="User_20_Entry"><text:span text:style-name="T90">humbs.db -</text:span></text:span><text:span text:style-name="User_20_Entry"><text:span text:style-name="T93">delete -</text:span></text:span><text:span text:style-name="User_20_Entry"><text:span text:style-name="T95">or </text:span></text:span><text:span text:style-name="User_20_Entry"><text:span text:style-name="T90">-name '*.</text:span></text:span><text:span text:style-name="User_20_Entry"><text:span text:style-name="T97">lnk'</text:span></text:span><text:span text:style-name="User_20_Entry"><text:span text:style-name="T90"> -</text:span></text:span><text:span text:style-name="User_20_Entry"><text:span text:style-name="T93">delete -</text:span></text:span><text:span text:style-name="User_20_Entry"><text:span text:style-name="T98">or </text:span></text:span><text:span text:style-name="User_20_Entry"><text:span text:style-name="T90">-</text:span></text:span><text:span text:style-name="User_20_Entry"><text:span text:style-name="T91">i</text:span></text:span><text:span text:style-name="User_20_Entry"><text:span text:style-name="T90">name '*.</text:span></text:span><text:span text:style-name="User_20_Entry"><text:span text:style-name="T99">exe'</text:span></text:span><text:span text:style-name="User_20_Entry"><text:span text:style-name="T90"> -</text:span></text:span><text:span text:style-name="User_20_Entry"><text:span text:style-name="T93">delete</text:span></text:span><text:span text:style-name="User_20_Entry"><text:span text:style-name="T65"><text:line-break/></text:span></text:span></text:p>
        </text:list-header>
      </text:list>
      <text:p text:style-name="P15"><text:span text:style-name="Strong_20_Emphasis"><text:span text:style-name="T48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48"><text:tab/></text:span></text:span><text:span text:style-name="Strong_20_Emphasis"><text:span text:style-name="T48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48"><text:tab/></text:span></text:span><text:span text:style-name="Strong_20_Emphasis"><text:span text:style-name="T19">Maak verbinding met het Internet, zodat er </text:span></text:span><text:span text:style-name="Strong_20_Emphasis"><text:span text:style-name="T41">weer</text:span></text:span><text:span text:style-name="Strong_20_Emphasis"><text:span text:style-name="T19"> nieuwe </text:span></text:span><text:span text:style-name="Strong_20_Emphasis"><text:span text:style-name="T42">e-</text:span></text:span><text:span text:style-name="Strong_20_Emphasis"><text:span text:style-name="T19">mails</text:span></text:span><text:span text:style-name="Strong_20_Emphasis"><text:span text:style-name="T43"> </text:span></text:span><text:span text:style-name="Strong_20_Emphasis"><text:span text:style-name="T42">binnen</text:span></text:span><text:span text:style-name="Strong_20_Emphasis"><text:span text:style-name="T19"> </text:span></text:span><text:span text:style-name="Strong_20_Emphasis"><text:span text:style-name="T43">kunnen </text:span></text:span><text:span text:style-name="Strong_20_Emphasis"><text:span text:style-name="T19">komen.</text:span></text:span></text:p>
      <text:list xml:id="list2401273167" text:style-name="L2">
        <text:list-header>
          <text:p text:style-name="P68"><text:span text:style-name="Strong_20_Emphasis"><text:span text:style-name="T149"/></text:span></text:p>
          <text:p text:style-name="P69"><text:span text:style-name="Strong_20_Emphasis"><text:span text:style-name="T149"><text:line-break/></text:span></text:span><text:span text:style-name="Strong_20_Emphasis"><text:span text:style-name="T70">E</text:span></text:span><text:span text:style-name="Strong_20_Emphasis"><text:span text:style-name="T71">inde c</text:span></text:span><text:span text:style-name="Strong_20_Emphasis"><text:span text:style-name="T72">hecklist, </text:span></text:span><text:span text:style-name="Strong_20_Emphasis"><text:span text:style-name="T73">het overzetten</text:span></text:span><text:span text:style-name="T45"> </text:span><text:span text:style-name="T44">is </text:span><text:span text:style-name="T45">voltooid.</text:span></text:p>
        </text:list-header>
      </text:list>
      <text:p text:style-name="P35"/>
      <text:list xml:id="list135154695521091" text:continue-numbering="true" text:style-name="L2">
        <text:list-header>
          <text:p text:style-name="P70"><text:span text:style-name="Emphasis"><text:span text:style-name="T14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8">Karel Zimmer</text:span></text:span></text:a><text:span text:style-name="Emphasis"><text:span text:style-name="T147"> en gelicentieerd onder </text:span></text:span><text:a xlink:type="simple" xlink:href="http://creativecommons.org/publicdomain/zero/1.0/deed.nl" text:style-name="Internet_20_link" text:visited-style-name="Visited_20_Internet_20_Link"><text:span text:style-name="Emphasis"><text:span text:style-name="T148">CC0</text:span></text:span></text:a><text:span text:style-name="Emphasis"><text:span text:style-name="T147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6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2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1">Inkomende</text:span><text:span text:style-name="T150"> </text:span>mailserver<text:line-break/>(pop.voorbeeld.com)</text:p>
          </table:table-cell>
          <table:table-cell table:style-name="Tabel2.G1" office:value-type="string">
            <text:p text:style-name="P51"><text:span text:style-name="T15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2-09-29T13:51:53.043232541">29-09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2-09-29T13:51:53.045941991">29-09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29T13:51:52.740440660</dc:date>
    <meta:print-date>2014-01-05T10:21:33.960023988</meta:print-date>
    <meta:keyword>Installatie</meta:keyword>
    <meta:keyword>Checklist</meta:keyword>
    <meta:keyword>Linux</meta:keyword>
    <meta:editing-cycles>2374</meta:editing-cycles>
    <meta:editing-duration>P4DT23H45M11S</meta:editing-duration>
    <meta:printed-by>Karel Zimmer</meta:printed-by>
    <dc:creator>Karel Zimmer</dc:creator>
    <meta:document-statistic meta:table-count="5" meta:image-count="0" meta:object-count="0" meta:page-count="4" meta:paragraph-count="156" meta:word-count="499" meta:character-count="4089" meta:non-whitespace-character-count="3453"/>
    <meta:user-defined meta:name="Info 1"/>
    <meta:user-defined meta:name="Info 2"/>
    <meta:user-defined meta:name="Info 3"/>
    <meta:user-defined meta:name="Info 4"/>
  </office:meta>
</office:document-meta>
</file>